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9cm"/>
    </style:style>
    <style:style style:name="gr6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3.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2.2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4cm" svg:x2="27.8cm" svg:y2="6.4cm">
          <text:p/>
        </draw:line>
        <draw:line draw:style-name="gr2" draw:text-style-name="P3" draw:layer="layout" svg:x1="0.6cm" svg:y1="11.5cm" svg:x2="27.6cm" svg:y2="11.5cm">
          <text:p/>
        </draw:line>
        <draw:custom-shape draw:style-name="gr1" draw:text-style-name="P2" draw:layer="layout" svg:width="3cm" svg:height="1.6cm" svg:x="4.3cm" svg:y="4.4cm">
          <text:p text:style-name="P1"><text:span text:style-name="T1">Mapbox </text:span></text:p>
          <text:p text:style-name="P1"><text:span text:style-name="T1">Vector 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4.4cm">
          <text:p text:style-name="P1"><text:span text:style-name="T1">Mapbox Sty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2cm" svg:x2="27.8cm" svg:y2="4.2cm">
          <text:p/>
        </draw:line>
        <draw:custom-shape draw:style-name="gr3" draw:text-style-name="P4" draw:layer="layout" svg:width="2.6cm" svg:height="1.4cm" svg:x="0.8cm" svg:y="2.4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4.6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3cm" svg:x2="27.7cm" svg:y2="9.3cm">
          <text:p/>
        </draw:line>
        <draw:custom-shape draw:style-name="gr4" draw:text-style-name="P4" draw:layer="layout" svg:width="2.6cm" svg:height="1.4cm" svg:x="0.4cm" svg:y="6.9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1.9cm">
          <text:p text:style-name="P1"><text:span text:style-name="T1">MariaDB </text:span></text:p>
          <text:p text:style-name="P1"><text:span text:style-name="T1">CubeSer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1.9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9cm" svg:y="4.4cm">
          <text:p text:style-name="P1"><text:span text:style-name="T1">Styled Layer </text:span></text:p>
          <text:p text:style-name="P1"><text:span text:style-name="T1">Descriptor</text:span></text:p>
          <text:p text:style-name="P1"><text:span text:style-name="T1">(SL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11.9cm">
          <text:p text:style-name="P5"><text:span text:style-name="T1">interactive </text:span></text:p>
          <text:p text:style-name="P5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5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3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6.9cm">
          <text:p text:style-name="P1"><text:span text:style-name="T1">OGC API - </text:span></text:p>
          <text:p text:style-name="P1"><text:span text:style-name="T1">Map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7.8cm" svg:y="6.9cm">
          <text:p text:style-name="P5"><text:span text:style-name="T1">OGC API - </text:span></text:p>
          <text:p text:style-name="P5"><text:span text:style-name="T1">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6cm">
          <text:p text:style-name="P1"><text:span text:style-name="T1">OWS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1.9cm">
          <text:p text:style-name="P1"><text:span text:style-name="T1">Secure </text:span></text:p>
          <text:p text:style-name="P1"><text:span text:style-name="T1">Dimensions</text:span></text:p>
          <text:p text:style-name="P1"><text:span text:style-name="T1">STAplus Til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7.6cm" svg:y="2.2cm">
          <text:p text:style-name="P1"><text:span text:style-name="T1">MiraMon </text:span></text:p>
          <text:p text:style-name="P1"><text:span text:style-name="T1">Map Brows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11.1cm" svg:y="6.9cm">
          <text:p text:style-name="P5"><text:span text:style-name="T1">OGC API - </text:span></text:p>
          <text:p text:style-name="P5"><text:span text:style-name="T1">Style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14.4cm" svg:y="6.9cm">
          <text:p text:style-name="P5"><text:span text:style-name="T1">OGC Sensor </text:span></text:p>
          <text:p text:style-name="P5"><text:span text:style-name="T1">Things API </text:span></text:p>
          <text:p text:style-name="P5"><text:span text:style-name="T1">Plus - 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1cm" svg:y="4.4cm">
          <text:p text:style-name="P1"><text:span text:style-name="T1">OGC Styles &amp; </text:span></text:p>
          <text:p text:style-name="P1"><text:span text:style-name="T1">Symbolog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1.9cm">
          <text:p text:style-name="P1"><text:span text:style-name="T1">TEAM Eng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3cm" svg:y="4.4cm">
          <text:p text:style-name="P1"><text:span text:style-name="T1">Map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0.6cm" svg:y="4.4cm">
          <text:p text:style-name="P1"><text:span text:style-name="T1">P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3.8cm" svg:y="4.4cm">
          <text:p text:style-name="P1"><text:span text:style-name="T1">JPE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11.2cm" svg:y="2.2cm">
          <text:p text:style-name="P1"><text:span text:style-name="T1">Hexagon</text:span></text:p>
          <text:p text:style-name="P1"><text:span text:style-name="T1">LuciadR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0.8cm" svg:y="11.9cm">
          <text:p text:style-name="P1"><text:span text:style-name="T1">xyz2ogc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cm" svg:height="1.6cm" svg:x="24cm" svg:y="11.9cm">
          <text:p text:style-name="P1"><text:span text:style-name="T1">Ordnance Survey</text:span></text:p>
          <text:p text:style-name="P1"><text:span text:style-name="T1">NGD API - Styl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2-12-08T13:01:51.200623976</dc:date>
    <meta:editing-duration>PT3H54M20S</meta:editing-duration>
    <meta:editing-cycles>141</meta:editing-cycles>
    <meta:document-statistic meta:object-count="54"/>
  </office:meta>
</office:document-meta>
</file>